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0835in" fo:margin-bottom="0in" loext:contextual-spacing="false" fo:line-height="150%" fo:background-color="#ffffff"/>
    </style:style>
    <style:style style:name="P2" style:family="paragraph" style:parent-style-name="Standard">
      <loext:graphic-properties draw:fill="solid" draw:fill-color="#ffffff"/>
      <style:paragraph-properties fo:margin-top="0.0835in" fo:margin-bottom="0in" loext:contextual-spacing="false" fo:line-height="150%" fo:background-color="#ffffff"/>
      <style:text-properties fo:color="#666666"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margin-top="0.0835in" fo:margin-bottom="0in" loext:contextual-spacing="false" fo:line-height="150%" fo:background-color="#ffffff"/>
      <style:text-properties fo:color="#222222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margin-top="0.0835in" fo:margin-bottom="0in" loext:contextual-spacing="false" fo:line-height="150%" fo:break-before="page" fo:background-color="#ffffff"/>
    </style:style>
    <style:style style:name="P5" style:family="paragraph" style:parent-style-name="Standard" style:master-page-name="Standard">
      <loext:graphic-properties draw:fill="solid" draw:fill-color="#ffffff"/>
      <style:paragraph-properties fo:margin-top="0.0835in" fo:margin-bottom="0in" loext:contextual-spacing="false" fo:line-height="150%" style:page-number="1" fo:background-color="#ffffff"/>
    </style:style>
    <style:style style:name="T1" style:family="text">
      <style:text-properties fo:color="#666666" fo:font-size="12pt" style:font-size-asian="12pt" style:font-size-complex="12pt"/>
    </style:style>
    <style:style style:name="T2" style:family="text">
      <style:text-properties fo:color="#666666" fo:font-size="12pt" fo:font-weight="bold" style:font-size-asian="12pt" style:font-weight-asian="bold" style:font-size-complex="12pt"/>
    </style:style>
    <style:style style:name="T3" style:family="text">
      <style:text-properties fo:color="#666666" style:text-position="super 58%" fo:font-size="12pt" style:font-size-asian="12pt" style:font-size-complex="12pt"/>
    </style:style>
    <style:style style:name="T4" style:family="text">
      <style:text-properties fo:color="#222222" fo:font-size="12pt" fo:font-weight="bold" style:font-size-asian="12pt" style:font-weight-asian="bold" style:font-size-complex="12pt"/>
    </style:style>
    <style:style style:name="T5" style:family="text">
      <style:text-properties fo:color="#222222" fo:font-size="12pt" style:font-size-asian="12pt" style:font-size-complex="12pt"/>
    </style:style>
    <style:style style:name="T6" style:family="text">
      <style:text-properties fo:color="#222222" style:text-position="super 58%" fo:font-size="12pt" fo:font-weight="bold" style:font-size-asian="12pt" style:font-weight-asian="bold" style:font-size-complex="12pt"/>
    </style:style>
    <style:style style:name="T7" style:family="text">
      <style:text-properties fo:color="#999999" fo:font-size="12pt" fo:font-weight="bold" style:font-size-asian="12pt" style:font-weight-asian="bold" style:font-size-complex="12pt"/>
    </style:style>
    <style:style style:name="T8" style:family="text">
      <style:text-properties fo:color="#b7b7b7" fo:font-size="12pt" style:font-size-asian="12pt" style:font-size-complex="12pt"/>
    </style:style>
    <style:style style:name="T9" style:family="text">
      <style:text-properties fo:color="#b7b7b7" style:text-position="super 58%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. Par définition: p nand q <text:s/>équivaut à <text:s text:c="3"/>non(p∧q).</text:span></text:p>
      <text:p text:style-name="P1"><text:span text:style-name="T1">P <text:s/>Q <text:s text:c="2"/>P∧Q <text:s text:c="2"/>PnandQ</text:span></text:p>
      <text:p text:style-name="P1"><text:span text:style-name="T1">0 <text:s text:c="3"/>0 <text:s text:c="4"/>0 <text:s text:c="8"/>1</text:span></text:p>
      <text:p text:style-name="P1"><text:span text:style-name="T1">0 <text:s text:c="4"/>1 <text:s text:c="4"/>0 <text:s text:c="7"/>1</text:span></text:p>
      <text:p text:style-name="P1"><text:span text:style-name="T1">1 <text:s text:c="5"/>0 <text:s text:c="3"/>0 <text:s text:c="7"/>1</text:span></text:p>
      <text:p text:style-name="P1"><text:span text:style-name="T1">1 <text:s text:c="5"/>1 <text:s text:c="4"/>1 <text:s text:c="6"/>0</text:span></text:p>
      <text:p text:style-name="P1"><text:span text:style-name="T1">2. <text:s text:c="2"/>p nand p ⇔ non( p∧p) <text:s text:c="2"/>or p∧p ⇔p <text:s/>donc <text:s text:c="6"/>p nand p ⇔ non(p)</text:span></text:p>
      <text:p text:style-name="P1"><text:span text:style-name="T1">3. p∧Q ⇔ non(p nand q ) d'après la définition . or d'après 2, on peut dire : <text:s/>non(p nand q) ⇔(p nand q) nand (p nand q).</text:span></text:p>
      <text:p text:style-name="P1"><text:span text:style-name="T1">D'où <text:s/>: p∧q <text:s text:c="3"/>équivaut à <text:s/>(p nand q ) <text:s/>nand <text:s text:c="2"/>(p nand <text:s/>q ).</text:span></text:p>
      <text:p text:style-name="P1"><text:span text:style-name="T1">4. p∨q équivaut à <text:s/>non( (nonp)∧(nonq)) <text:s text:c="3"/>(de Morgan) <text:s text:c="2"/>d'où <text:s/>non((p nand p)∧(qnandq)) <text:s text:c="2"/>(d'après 2) équivaut à :(pnandp)nand(qnandq).</text:span></text:p>
      <text:p text:style-name="P1"><text:span text:style-name="T4">Suite cours</text:span></text:p>
      <text:p text:style-name="P1"><text:span text:style-name="T4">On a déjà parlé de ∀ (pour tout).</text:span></text:p>
      <text:p text:style-name="P1"><text:span text:style-name="T4">Je vous donne le deuxième quatificateur: </text:span></text:p>
      <text:p text:style-name="P1"><text:span text:style-name="T4"><text:s text:c="24"/>Quantificateur existentiel:</text:span></text:p>
      <text:p text:style-name="P1"><text:span text:style-name="T4"><text:s text:c="24"/>La phrase " il existe au moins un élément x de E tel que p(x) " s'écrit " ∃x∈ E , p(x)".</text:span></text:p>
      <text:p text:style-name="P1"><text:span text:style-name="T4">Ex : ∃x∈ ℜ , x⟩0 <text:s text:c="4"/>est vraie <text:s/>alors que si <text:s/>on avait ∀ à la place de ∃, ça serait faux.</text:span></text:p>
      <text:p text:style-name="P1"><text:span text:style-name="T4">Remarque : l'ordre d'écriture est important:</text:span></text:p>
      <text:p text:style-name="P1"><text:span text:style-name="T4">ex: <text:s text:c="19"/>∀x∈ℜ <text:s/>∃y∈ℜ <text:s/>y=-x</text:span></text:p>
      <text:p text:style-name="P1"><text:span text:style-name="T4">ne signifie pas la même chose que:<text:tab/>∃x∈ℜ <text:s/>∀y∈ℜ <text:s text:c="2"/>y=-x </text:span></text:p>
      <text:p text:style-name="P1"><text:span text:style-name="T4">En effet dans le 1er cas, on dit que tout réel admet un opposé ; ce qui est vrai . Dans le 2ème cas, on des réels qui sont les opposés de tout autre réel ; cela n'est pas possible.</text:span></text:p>
      <text:p text:style-name="P1"><text:soft-page-break/><text:span text:style-name="T4">Autre chose à voir: la négation des phrases quantifiées. Pour l'instant ,je vous envoie cette partie; je viendrai vers vous plus tard.</text:span></text:p>
      <text:p text:style-name="P1"><text:span text:style-name="T4">La négation de " ∃x∈E, p(x)" est <text:s/>" ∀x∈E, non(p(x)) ".</text:span></text:p>
      <text:p text:style-name="P1"><text:span text:style-name="T4">Ex : La négation de " il existe un entier qui soit le double de 3" <text:s/>(affirmation vraie) est "∀ n∈Ζ , n≠ 2×3" (affirmation fausse).</text:span></text:p>
      <text:p text:style-name="P1"><text:span text:style-name="T4">La négation de " ∀x∈E, p(x)" <text:s/>est " ∃x∈E, non(p(x)) ".</text:span></text:p>
      <text:p text:style-name="P1"><text:span text:style-name="T4">Ex : La négation de " Tous les étudiants sont partis à Londres" est " il existe <text:s/>un étudiant qui ne soit pas parti à Londres".</text:span></text:p>
      <text:p text:style-name="P1"><text:span text:style-name="T1">exercice1:</text:span></text:p>
      <text:p text:style-name="P1"><text:span text:style-name="T1">Traduire en écriture symbolique puis donner la valeur de vérité:</text:span></text:p>
      <text:p text:style-name="P1"><text:span text:style-name="T1">1 . Tout nombre réel <text:s/>a un carré positif ou nul.</text:span></text:p>
      <text:p text:style-name="P1"><text:span text:style-name="T1">2 . Il existe un nombre réel dont le carré soit positif ou nul.</text:span></text:p>
      <text:p text:style-name="P1"><text:span text:style-name="T1">Exercice 2 :</text:span></text:p>
      <text:p text:style-name="P1"><text:span text:style-name="T1">Même énoncé:</text:span></text:p>
      <text:p text:style-name="P1"><text:span text:style-name="T1">1 Toute somme de deux nombres réels a pour carré la somme des carrés de ces deux nombres.</text:span></text:p>
      <text:p text:style-name="P1"><text:span text:style-name="T1">2 . Il existe <text:s/>deux nombres réels dont la somme a pour carré <text:s/>la somme des carrés de ces nombres.</text:span></text:p>
      <text:p text:style-name="P1"><text:span text:style-name="T1">Exercice 3 :</text:span></text:p>
      <text:p text:style-name="P1"><text:span text:style-name="T1">Même énoncé:</text:span></text:p>
      <text:p text:style-name="P1"><text:span text:style-name="T1">1 Il existe un entier naturel inférieur ou égal à tout entier naturel .</text:span></text:p>
      <text:p text:style-name="P1"><text:span text:style-name="T1">2. Il existe un entier naturel supérieur ou égal à tout entier naturel .</text:span></text:p>
      <text:p text:style-name="P1"><text:span text:style-name="T1">Donner la négation de ces phrases.</text:span></text:p>
      <text:p text:style-name="P1"><text:span text:style-name="T1">Exercice 4:</text:span></text:p>
      <text:p text:style-name="P1"><text:span text:style-name="T1">Donner la valeur de vérité puis écrire la négation:</text:span></text:p>
      <text:p text:style-name="P1"><text:span text:style-name="T1">1. ∀x∈ℜ <text:s/>∀y∈ℜ <text:s/>x-y ≥ 0 ⇒ y-x ≥0 .</text:span></text:p>
      <text:p text:style-name="P1"><text:soft-page-break/><text:span text:style-name="T1">2. ∀x∈ℜ <text:s/>∀y∈ℜ <text:s/>( x-y ≥ 0 ∧ y-x ≥0) ⇒ y=x</text:span></text:p>
      <text:p text:style-name="P1"><text:span text:style-name="T8">Corrigé ex 1:</text:span></text:p>
      <text:p text:style-name="P1"><text:span text:style-name="T8">1. ∀x∈R <text:s/>x</text:span><text:span text:style-name="T9">2</text:span><text:span text:style-name="T8">≥ 0 <text:s text:c="4"/>vrai</text:span></text:p>
      <text:p text:style-name="P1"><text:span text:style-name="T8">2. <text:s/>∃x∈R <text:s text:c="2"/>x</text:span><text:span text:style-name="T9">2</text:span><text:span text:style-name="T8">≥ 0 <text:s text:c="2"/>vrai</text:span></text:p>
      <text:p text:style-name="P1"><text:span text:style-name="T8">Corrigé ex2 :</text:span></text:p>
      <text:p text:style-name="P1"><text:span text:style-name="T8">1. ∀x∈R <text:s text:c="2"/>∀y∈R <text:s text:c="5"/>(x+y)</text:span><text:span text:style-name="T9">2</text:span><text:span text:style-name="T8">= x</text:span><text:span text:style-name="T9">2</text:span><text:span text:style-name="T8">+y</text:span><text:span text:style-name="T9">2</text:span></text:p>
      <text:p text:style-name="P1"><text:span text:style-name="T8">C'est faux, contrex : x=y=1.</text:span></text:p>
      <text:p text:style-name="P1"><text:span text:style-name="T8">2. ∃x∈R <text:s text:c="2"/>∃y∈R <text:s text:c="6"/>(x+y)</text:span><text:span text:style-name="T9">2</text:span><text:span text:style-name="T8">=x</text:span><text:span text:style-name="T9">2</text:span><text:span text:style-name="T8">+y</text:span><text:span text:style-name="T9">2</text:span></text:p>
      <text:p text:style-name="P1"><text:span text:style-name="T8">C'est vrai <text:s/>, x=y=0 .</text:span></text:p>
      <text:p text:style-name="P1"><text:span text:style-name="T8">Corrigé ex 3 :</text:span></text:p>
      <text:p text:style-name="P1"><text:span text:style-name="T8">1. ∃n∈N <text:s/>∀m∈N <text:s text:c="3"/>n≤m</text:span></text:p>
      <text:p text:style-name="P1"><text:span text:style-name="T8">C'est vrai : n=0.</text:span></text:p>
      <text:p text:style-name="P1"><text:span text:style-name="T8">Sa négation <text:s/>: ∀n∈N<text:tab/>∃m∈N <text:s text:c="5"/>n&gt;m.</text:span></text:p>
      <text:p text:style-name="P1"><text:span text:style-name="T8">2.∃n∈N <text:s text:c="2"/>∀m∈N <text:s text:c="6"/>n≥m</text:span></text:p>
      <text:p text:style-name="P1"><text:span text:style-name="T8">C'est faux <text:s/>; il y a tjs un successeur à un nb . On a tjs <text:s text:c="2"/>n+1 ≥ n.</text:span></text:p>
      <text:p text:style-name="P1"><text:span text:style-name="T8">Sa négation <text:s/>: <text:s/>∀n∈N <text:s text:c="2"/>∃m∈N <text:s text:c="2"/>n&lt;m.</text:span></text:p>
      <text:p text:style-name="P1"><text:span text:style-name="T8">Corrigé ex 4:</text:span></text:p>
      <text:p text:style-name="P1"><text:span text:style-name="T8">rappel: <text:s text:c="3"/>non (p⇒q) <text:s text:c="3"/>est <text:s text:c="4"/>p∧(non q) .</text:span></text:p>
      <text:p text:style-name="P1"><text:span text:style-name="T8">1. Faux car contrex : 8-5≥0 mais <text:s/>5-8 <text:s/>n'est pas positif.</text:span></text:p>
      <text:p text:style-name="P1"><text:span text:style-name="T8">Sa négation: <text:s text:c="2"/></text:span></text:p>
      <text:p text:style-name="P1"><text:span text:style-name="T8">∃x∈R <text:s/>∃y∈R <text:s text:c="5"/>x-y≥0 <text:s/>∧ <text:s text:c="2"/>y-x&lt;0 .</text:span></text:p>
      <text:p text:style-name="P1"><text:soft-page-break/><text:span text:style-name="T8">2. Vrai</text:span></text:p>
      <text:p text:style-name="P1"><text:span text:style-name="T8">Sa négation :</text:span></text:p>
      <text:p text:style-name="P1"><text:span text:style-name="T8">∃x∈R <text:s text:c="2"/>∃y∈R <text:s text:c="6"/>x-y≥0 ∧ y-x≥0 <text:s/>∧ y≠x.</text:span></text:p>
      <text:p text:style-name="P1"><text:span text:style-name="T1">Exercice :</text:span></text:p>
      <text:p text:style-name="P1"><text:span text:style-name="T1">On admet que <text:s/>non(p⇔q) <text:s/>équivaut à<text:tab/>p w q<text:tab/>où <text:s/>"w" désigne le ou exclusif.</text:span></text:p>
      <text:p text:style-name="P1"><text:span text:style-name="T1">1. Donner la table de vérité de <text:s text:c="2"/>" w" .</text:span></text:p>
      <text:p text:style-name="P1"><text:span text:style-name="T1">2.Vérifier que <text:s text:c="2"/>pwq <text:s text:c="4"/>équivaut <text:s text:c="4"/>[ <text:s/>( p∧(nonq) ) <text:s/>∨ <text:s/>( (nonp)∧q ) <text:s/>] .</text:span></text:p>
      <text:p text:style-name="P1"><text:span text:style-name="T1">3. Donner la négation de:</text:span></text:p>
      <text:p text:style-name="P1"><text:span text:style-name="T1"><text:s text:c="4"/>a. ∀x∈R <text:s text:c="4"/>x</text:span><text:span text:style-name="T3">2</text:span><text:span text:style-name="T1">&gt;0 ⇔ x≠0 .</text:span></text:p>
      <text:p text:style-name="P1"><text:span text:style-name="T1"><text:s text:c="4"/>b. <text:s/>∀x∈R <text:s text:c="4"/>x≥ 0 <text:s/>⇔ <text:s/>-x-1&lt;1 .</text:span></text:p>
      <text:p text:style-name="P1"><text:span text:style-name="T8">Corrigé exercice " logique" :</text:span></text:p>
      <text:p text:style-name="P1"><text:span text:style-name="T8">1. <text:s text:c="2"/>p <text:s text:c="5"/>q <text:s text:c="5"/>p "équiv" q <text:s text:c="6"/>pwq</text:span></text:p>
      <text:p text:style-name="P1"><text:span text:style-name="T8"><text:s text:c="6"/>0 <text:s text:c="6"/>0 <text:s text:c="11"/>1 <text:s text:c="15"/>0</text:span></text:p>
      <text:p text:style-name="P1"><text:span text:style-name="T8"><text:s text:c="6"/>0 <text:s text:c="6"/>1 <text:s text:c="11"/>0 <text:s text:c="14"/>1</text:span></text:p>
      <text:p text:style-name="P1"><text:span text:style-name="T8"><text:s text:c="6"/>1 <text:s text:c="6"/>0 <text:s text:c="11"/>0 <text:s text:c="14"/>1</text:span></text:p>
      <text:p text:style-name="P1"><text:span text:style-name="T8"><text:s text:c="6"/>1 <text:s text:c="6"/>1 <text:s text:c="11"/>1 <text:s text:c="14"/>0</text:span></text:p>
      <text:p text:style-name="P1"><text:span text:style-name="T8">2. p <text:s text:c="2"/>q <text:s text:c="4"/>nonp <text:s text:c="2"/>nonq <text:s text:c="5"/>p et(nonq) <text:s text:c="5"/>(nonp)et q <text:s text:c="8"/>(pet(nonq))ou((nonp)etq)</text:span></text:p>
      <text:p text:style-name="P1"><text:span text:style-name="T8"><text:s text:c="4"/>0 <text:s text:c="3"/>0 <text:s text:c="6"/>1 <text:s text:c="7"/>1 <text:s text:c="15"/>0 <text:s text:c="18"/>0 <text:s text:c="25"/>0</text:span></text:p>
      <text:p text:style-name="P1"><text:span text:style-name="T8"><text:s text:c="4"/>0 <text:s text:c="3"/>1 <text:s text:c="7"/>1 <text:s text:c="6"/>0 <text:s text:c="15"/>0 <text:s text:c="17"/>1 <text:s text:c="25"/>1</text:span></text:p>
      <text:p text:style-name="P1"><text:span text:style-name="T8"><text:s text:c="4"/>1 <text:s text:c="4"/>0 <text:s text:c="7"/>0 <text:s text:c="6"/>1 <text:s text:c="14"/>1 <text:s text:c="17"/>0 <text:s text:c="25"/>1</text:span></text:p>
      <text:p text:style-name="P1"><text:span text:style-name="T8"><text:s text:c="4"/>1 <text:s text:c="4"/>1 <text:s text:c="8"/>0 <text:s text:c="5"/>0 <text:s text:c="14"/>0 <text:s text:c="17"/>0 <text:s text:c="25"/>0</text:span></text:p>
      <text:p text:style-name="P1"><text:soft-page-break/><text:span text:style-name="T8">On a bien les mêmes résultats donc il y a équivalence.</text:span></text:p>
      <text:p text:style-name="P1"><text:span text:style-name="T8">3.a. "Vrai" </text:span></text:p>
      <text:p text:style-name="P1"><text:span text:style-name="T8"><text:s text:c="9"/>Sa négation:</text:span></text:p>
      <text:p text:style-name="P1"><text:span text:style-name="T8"><text:s text:c="6"/><text:tab/>∃x∈R <text:s text:c="2"/>x</text:span><text:span text:style-name="T9">2</text:span><text:span text:style-name="T8">&gt;0 <text:s/>w <text:s text:c="2"/>x≠0</text:span></text:p>
      <text:p text:style-name="P1"><text:span text:style-name="T8"><text:s text:c="3"/>b. " <text:s/>faux"</text:span></text:p>
      <text:p text:style-name="P1"><text:span text:style-name="T8"><text:s text:c="2"/>Négation <text:s/>: ∃x∈R <text:s text:c="3"/>x≥0 <text:s/>w <text:s/>-x+1&lt;1</text:span></text:p>
      <text:p text:style-name="P2"/>
      <text:p text:style-name="P3"/>
      <text:p text:style-name="P4"><text:span text:style-name="T4">Chap 3 <text:s text:c="8"/>Ensembles</text:span></text:p>
      <text:p text:style-name="P1"><text:span text:style-name="T4">Déf : Un ensemble est une collection d'objets et ces derniers représentent les éléments de l'ens.</text:span></text:p>
      <text:p text:style-name="P1"><text:span text:style-name="T4">x élement de E s'écrit <text:s/>x∈E <text:s text:c="4"/>(déjà vu)</text:span></text:p>
      <text:p text:style-name="P1"><text:span text:style-name="T4">Le nombre d'éléments d'un ens est le cardinal de cet ens <text:s/>, ex: <text:s/>Card {a,b}=2 .</text:span></text:p>
      <text:p text:style-name="P1"><text:span text:style-name="T4">On peut définir un ens de deux façons différentes :</text:span></text:p>
      <text:p text:style-name="P1"><text:span text:style-name="T4"><text:s text:c="13"/>Par extension : on donne ses éléments , ex : E={a,b}.</text:span></text:p>
      <text:p text:style-name="P1"><text:span text:style-name="T4"><text:s text:c="13"/>Par compréhension <text:s/>: on donne une propriété , ex : <text:s/>E= {2k, k entier} <text:s/>ce <text:s text:c="50"/>sont les nb pairs. </text:span></text:p>
      <text:p text:style-name="P1"><text:span text:style-name="T4">Je vais faire 3 paragraphes .</text:span></text:p>
      <text:p text:style-name="P1"><text:span text:style-name="T4">1. Opérations sur les ensembles :</text:span></text:p>
      <text:p text:style-name="P1"><text:span text:style-name="T4"><text:s text:c="3"/>a. Intersection:</text:span></text:p>
      <text:p text:style-name="P1"><text:span text:style-name="T4">Soient A et B deux ensembles ; l'ensemble des éléments communs à A et à B représente l'intersection des deux ens.</text:span></text:p>
      <text:p text:style-name="P1"><text:span text:style-name="T4">Ex: <text:s/>A= {1;7;9;5} <text:s text:c="9"/>B={5;8;0} <text:s text:c="6"/>alors <text:s/>A∩B= {5}</text:span></text:p>
      <text:p text:style-name="P1"><text:span text:style-name="T4">et si <text:s/>C={12; 8; 4} <text:s/>alors <text:s text:c="2"/>A∩C=∅ <text:s/>(ens vide <text:s/>: card ∅= 0).</text:span></text:p>
      <text:p text:style-name="P1"><text:span text:style-name="T4"><text:s text:c="4"/>b. Union: <text:s text:c="2"/></text:span></text:p>
      <text:p text:style-name="P1"><text:span text:style-name="T4">On considère cette fois les éléments de A ou de B. </text:span></text:p>
      <text:p text:style-name="P1"><text:span text:style-name="T4">Ex: <text:s/>A∪B= {1;7;9;5;8;0} <text:s text:c="3"/>(on réunit tout le monde).</text:span></text:p>
      <text:p text:style-name="P1"><text:span text:style-name="T4"><text:s text:c="6"/>c. Inclusion :</text:span></text:p>
      <text:p text:style-name="P1"><text:span text:style-name="T4">On dit que A est inclus dans B si tout élément de A est élément de B.</text:span></text:p>
      <text:p text:style-name="P1"><text:span text:style-name="T4">Ex: A={1;4} <text:s text:c="6"/>B={7;9;4;2} <text:s text:c="6"/>C= {23;1; 9; 4}</text:span></text:p>
      <text:p text:style-name="P1"><text:span text:style-name="T4">On a : <text:s text:c="5"/>A⊂C <text:s text:c="2"/>mais <text:s/>A⊄ B.</text:span></text:p>
      <text:p text:style-name="P1"><text:span text:style-name="T4">On peut définir le complémentaire de A dans B <text:s/>lorsque A est inclus dans B: cela désigne les éléments de B en dehors de A.</text:span></text:p>
      <text:p text:style-name="P1"><text:soft-page-break/><text:span text:style-name="T4">Ex: A={1} <text:s text:c="5"/>B={ 7;8;4;1}</text:span></text:p>
      <text:p text:style-name="P1"><text:span text:style-name="T4">On a bien A⊂B <text:s text:c="2"/>et donc dans ce cas: <text:s/>Comp de A dans B est {7;8;4}.</text:span></text:p>
      <text:p text:style-name="P1"><text:span text:style-name="T4">Lorsque A est inclus dans B , on dit que A est un sous-ensemble de B ou une partie de B. <text:s/>L'ensemble de toutes les parties d'un ens B est noté P(B).</text:span></text:p>
      <text:p text:style-name="P1"><text:span text:style-name="T4">Cet ensemble contient 2</text:span><text:span text:style-name="T6">n</text:span><text:span text:style-name="T4"> éléments avec n: nb d'éléments de B</text:span></text:p>
      <text:p text:style-name="P1"><text:span text:style-name="T4">Ex: <text:s/>B={1;2} <text:s text:c="2"/>on a : n=2 <text:s text:c="2"/>donc B contient 2</text:span><text:span text:style-name="T6">2</text:span><text:span text:style-name="T4"> <text:s/>sous-ensembles ou parties; en effet</text:span></text:p>
      <text:p text:style-name="P1"><text:span text:style-name="T4">∅ <text:s text:c="4"/>{1} <text:s text:c="7"/>{2} <text:s text:c="5"/>{1;2} <text:s text:c="7"/>sont les parties de E.</text:span></text:p>
      <text:p text:style-name="P1"><text:span text:style-name="T1">Exercice 1:</text:span></text:p>
      <text:p text:style-name="P1"><text:span text:style-name="T1">Dire si les ensembles suivants sont finis ou infinis:</text:span></text:p>
      <text:p text:style-name="P1"><text:span text:style-name="T1"><text:s/>a. L'ens des droites parallèles à l'axe des "x".</text:span></text:p>
      <text:p text:style-name="P1"><text:span text:style-name="T1"><text:s/>b. L'ens des multiples de 5.</text:span></text:p>
      <text:p text:style-name="P1"><text:span text:style-name="T1"><text:s/>c. L'ens des lettres de l'alphabet.</text:span></text:p>
      <text:p text:style-name="P1"><text:span text:style-name="T1"><text:s/>d. L'ens des solutions de x</text:span><text:span text:style-name="T3">12</text:span><text:span text:style-name="T1">+3=0.</text:span></text:p>
      <text:p text:style-name="P1"><text:span text:style-name="T1"><text:s/>e. L'ens des cercles de centre (0;0).</text:span></text:p>
      <text:p text:style-name="P1"><text:span text:style-name="T1"><text:s/>f. <text:s/>L'ens des hommes sur la terre.</text:span></text:p>
      <text:p text:style-name="P1"><text:span text:style-name="T1">Exercice 2 :</text:span></text:p>
      <text:p text:style-name="P1"><text:span text:style-name="T1">Expliciter ces ens par extension càd donner les éléments :</text:span></text:p>
      <text:p text:style-name="P1"><text:span text:style-name="T1">a. A={x réel, <text:s/>x</text:span><text:span text:style-name="T3">2</text:span><text:span text:style-name="T1">=9 <text:s text:c="2"/>et x-3 = 5 }</text:span></text:p>
      <text:p text:style-name="P1"><text:span text:style-name="T1">b. B= {x, x est une lettre du mot "suivre"}</text:span></text:p>
      <text:p text:style-name="P1"><text:span text:style-name="T1">Je vous donnerai le corrigé et d'autres exos.</text:span></text:p>
      <text:p text:style-name="P1"><text:span text:style-name="T8">Corrigé exercice 1:</text:span></text:p>
      <text:p text:style-name="P1"><text:span text:style-name="T8">a.Infini</text:span></text:p>
      <text:p text:style-name="P1"><text:soft-page-break/><text:span text:style-name="T8">b.Infini</text:span></text:p>
      <text:p text:style-name="P1"><text:span text:style-name="T8">c.Fini</text:span></text:p>
      <text:p text:style-name="P1"><text:span text:style-name="T8">d.Fini: le nb de sol ne dépasse jamais le plus haut degré.</text:span></text:p>
      <text:p text:style-name="P1"><text:span text:style-name="T8">e.Infini</text:span></text:p>
      <text:p text:style-name="P1"><text:span text:style-name="T8">f. Fini.</text:span></text:p>
      <text:p text:style-name="P1"><text:span text:style-name="T8">Corrigé exercice 2 :</text:span></text:p>
      <text:p text:style-name="P1"><text:span text:style-name="T8">a.</text:span></text:p>
      <text:p text:style-name="P1"><text:span text:style-name="T8">A <text:s/>est vide car il faut <text:s text:c="2"/>x= 3 ou -3 <text:s text:c="4"/>et <text:s/><text:tab/>x= 8.</text:span></text:p>
      <text:p text:style-name="P1"><text:span text:style-name="T8">C'est impossible.</text:span></text:p>
      <text:p text:style-name="P1"><text:span text:style-name="T8">b. B={s,u,i,v,r,e}</text:span></text:p>
      <text:p text:style-name="P1"><text:span text:style-name="T1">Exercice 3:</text:span></text:p>
      <text:p text:style-name="P1"><text:span text:style-name="T1">A={0;1}.</text:span></text:p>
      <text:p text:style-name="P1"><text:span text:style-name="T1">"Vrai" ou "Faux":</text:span></text:p>
      <text:p text:style-name="P1"><text:span text:style-name="T1">a. <text:s text:c="2"/>{0}∈A</text:span></text:p>
      <text:p text:style-name="P1"><text:span text:style-name="T1">b. <text:s/>Ø∈A</text:span></text:p>
      <text:p text:style-name="P1"><text:span text:style-name="T1">c. <text:s/>{0}⊂A</text:span></text:p>
      <text:p text:style-name="P1"><text:span text:style-name="T1">d. <text:s/>0∈A</text:span></text:p>
      <text:p text:style-name="P1"><text:span text:style-name="T1">e. <text:s/>0⊂A</text:span></text:p>
      <text:p text:style-name="P1"><text:span text:style-name="T1">Exercice 4:</text:span></text:p>
      <text:p text:style-name="P1"><text:span text:style-name="T1">Déterminer si les ens : <text:s/>Ø <text:s/>; <text:s text:c="3"/>{0} <text:s text:c="4"/>; <text:s text:c="4"/>{Ø} <text:s text:c="2"/>sont égaux.</text:span></text:p>
      <text:p text:style-name="P1"><text:span text:style-name="T1">Corrigé exercice 3: </text:span></text:p>
      <text:p text:style-name="P1"><text:soft-page-break/><text:span text:style-name="T1">a. <text:s/>F <text:s/>car {0}⊂A</text:span></text:p>
      <text:p text:style-name="P1"><text:span text:style-name="T1">b. <text:s/>F <text:s/>car Ø ⊂ A</text:span></text:p>
      <text:p text:style-name="P1"><text:span text:style-name="T1">c. <text:s/>V</text:span></text:p>
      <text:p text:style-name="P1"><text:span text:style-name="T1">d. <text:s/>V</text:span></text:p>
      <text:p text:style-name="P1"><text:span text:style-name="T1">e. <text:s/>F : voir la réponse précédente.</text:span></text:p>
      <text:p text:style-name="P1"><text:span text:style-name="T8">Corrigé exercice 4 :</text:span></text:p>
      <text:p text:style-name="P1"><text:span text:style-name="T8">Les trois ens ne sont pas égaux:</text:span></text:p>
      <text:p text:style-name="P1"><text:span text:style-name="T8">Ø: <text:s/>ens vide</text:span></text:p>
      <text:p text:style-name="P1"><text:span text:style-name="T8">{0} : ens contenant un seul élément "0"</text:span></text:p>
      <text:p text:style-name="P1"><text:span text:style-name="T8">{Ø} : c'est l' ens des parties de Ø. C'est un ens à un élément et on a <text:s/>;</text:span></text:p>
      <text:p text:style-name="P1"><text:span text:style-name="T8"><text:s text:c="9"/>P(Ø) = {Ø}</text:span></text:p>
      <text:p text:style-name="P1"><text:span text:style-name="T5">On remarque qu'un ensemble parfois peut se comporter comme un élément ; cela dépend du référentiel et le domaine dans lequel on travaille.</text:span></text:p>
      <text:p text:style-name="P1"><text:span text:style-name="T5">Une équipe de foot est formée de joueurs (ses éléments ) mais peut être un élément si on considère l'ens de toutes les équipes de foot.</text:span></text:p>
      <text:p text:style-name="P1"><text:span text:style-name="T1">Exercice 5:</text:span></text:p>
      <text:p text:style-name="P1"><text:span text:style-name="T1">A <text:s/>et B des sous-ens de E.</text:span></text:p>
      <text:p text:style-name="P1"><text:span text:style-name="T1">Simplifier les expressions suivantes :</text:span></text:p>
      <text:p text:style-name="P1"><text:span text:style-name="T1">1. A∪Ø</text:span></text:p>
      <text:p text:style-name="P1"><text:span text:style-name="T1">2.A∪E</text:span></text:p>
      <text:p text:style-name="P1"><text:span text:style-name="T1">3.A∪A</text:span></text:p>
      <text:p text:style-name="P1"><text:span text:style-name="T1">4.A∩Ø</text:span></text:p>
      <text:p text:style-name="P1"><text:span text:style-name="T1">5.A∩E</text:span></text:p>
      <text:p text:style-name="P1"><text:soft-page-break/><text:span text:style-name="T1">6.A∩A</text:span></text:p>
      <text:p text:style-name="P1"><text:span text:style-name="T1">7.A∩((Ø∪A)∩E)</text:span></text:p>
      <text:p text:style-name="P1"><text:span text:style-name="T1">8. (A∩(A∪B))∩(A∪E)</text:span></text:p>
      <text:p text:style-name="P1"><text:span text:style-name="T8">Corrigé exercice 5 :</text:span></text:p>
      <text:p text:style-name="P1"><text:span text:style-name="T8">1.A</text:span></text:p>
      <text:p text:style-name="P1"><text:span text:style-name="T8">2.E</text:span></text:p>
      <text:p text:style-name="P1"><text:span text:style-name="T8">3.A</text:span></text:p>
      <text:p text:style-name="P1"><text:span text:style-name="T8">4. Ø</text:span></text:p>
      <text:p text:style-name="P1"><text:span text:style-name="T8">5.A</text:span></text:p>
      <text:p text:style-name="P1"><text:span text:style-name="T8">6.A</text:span></text:p>
      <text:p text:style-name="P1"><text:span text:style-name="T8">7. Comme Ø∪A=A , on obtient : A∩(A∩E)</text:span></text:p>
      <text:p text:style-name="P1"><text:span text:style-name="T8"><text:s text:c="4"/>Or: <text:s text:c="2"/>A∩E=A <text:s/>donc <text:s text:c="2"/>A∩A= A.</text:span></text:p>
      <text:p text:style-name="P1"><text:span text:style-name="T8">La réponse finale est donc <text:s/>A.</text:span></text:p>
      <text:p text:style-name="P1"><text:span text:style-name="T8">8. Comme <text:s text:c="2"/>A∩(A∪B) = A</text:span></text:p>
      <text:p text:style-name="P1"><text:span text:style-name="T8"><text:s text:c="5"/>et <text:s text:c="11"/>A∪E= E</text:span></text:p>
      <text:p text:style-name="P1"><text:span text:style-name="T8">alors: on a:<text:tab/>A∩E= <text:s/>A.</text:span></text:p>
      <text:p text:style-name="P1"><text:span text:style-name="T8">La réponse finale est donc <text:s/>A.</text:span></text:p>
      <text:p text:style-name="P1"><text:span text:style-name="T1">Exercice 6 :</text:span></text:p>
      <text:p text:style-name="P1"><text:span text:style-name="T1">A et B deux sous-ensembles de E.</text:span></text:p>
      <text:p text:style-name="P1"><text:span text:style-name="T1">On définit <text:s text:c="4"/>AΔB = {x∈E, <text:s text:c="2"/>x∈A∪B <text:s text:c="2"/>et <text:s text:c="3"/>x∉A∩B <text:s/>}.</text:span></text:p>
      <text:p text:style-name="P1"><text:span text:style-name="T1">1. Déterminer <text:s text:c="2"/>: <text:s text:c="2"/>A <text:s/>Δ <text:s/>A</text:span></text:p>
      <text:p text:style-name="P1"><text:soft-page-break/><text:span text:style-name="T1"><text:s text:c="29"/>A <text:s/>Δ E</text:span></text:p>
      <text:p text:style-name="P1"><text:span text:style-name="T1"><text:s text:c="29"/>A <text:s text:c="2"/>Δ <text:s/>Ø</text:span></text:p>
      <text:p text:style-name="P1"><text:span text:style-name="T1">2. Montrer que <text:s/>: <text:s text:c="3"/>A Δ <text:s/>B <text:s/>= <text:s/>B <text:s/>Δ A</text:span></text:p>
      <text:p text:style-name="P1"><text:span text:style-name="T1">3. On donne: <text:s/>E={a;b;c;d;e;f;g;h;i}</text:span></text:p>
      <text:p text:style-name="P1"><text:span text:style-name="T1"><text:s text:c="23"/>A= {a;b;c;d;e;f}</text:span></text:p>
      <text:p text:style-name="P1"><text:span text:style-name="T1"><text:s text:c="23"/>B={b;c;e;g;i}</text:span></text:p>
      <text:p text:style-name="P1"><text:span text:style-name="T1"><text:s text:c="23"/>C= {c;d;e;h}</text:span></text:p>
      <text:p text:style-name="P1"><text:span text:style-name="T1">Comparer <text:s text:c="2"/>: <text:s text:c="2"/>(A <text:s/>Δ <text:s/>B) <text:s/>Δ <text:s text:c="2"/>C <text:s/><text:tab/>et <text:s text:c="6"/>A <text:s/>Δ <text:s/>(B <text:s/>Δ <text:s text:c="2"/>C).</text:span></text:p>
      <text:p text:style-name="P1"><text:span text:style-name="T1">En fait "Δ" n'est rien d'autre que" w" <text:s/>càd le "ou exclusif". Dans les ensembles ,on parle de la "différence symétrique".</text:span></text:p>
      <text:p text:style-name="P1"><text:span text:style-name="T8">Corrigé exercice (énoncé déjà donné) :</text:span></text:p>
      <text:p text:style-name="P1"><text:span text:style-name="T8">1. AΔA <text:s text:c="2"/>: <text:s text:c="10"/>x∈A∪A <text:s text:c="4"/>et <text:s text:c="2"/>x∉A∩A <text:s text:c="8"/>par définition.</text:span></text:p>
      <text:p text:style-name="P1"><text:span text:style-name="T8">Comme <text:s text:c="7"/>A∪A=A <text:s text:c="6"/>et <text:s text:c="6"/>A∩A= A <text:s text:c="8"/>( vous retrouvez ces propriétés sur</text:span></text:p>
      <text:p text:style-name="P1"><text:span text:style-name="T8"><text:s text:c="33"/><text:tab/>le formulaire que je vous ai donné à la première séance )</text:span></text:p>
      <text:p text:style-name="P1"><text:span text:style-name="T8">On a <text:s text:c="5"/>x∈A <text:s text:c="3"/>et <text:s text:c="4"/>x∉A</text:span></text:p>
      <text:p text:style-name="P1"><text:span text:style-name="T8">Impossible <text:s/>donc <text:s text:c="5"/>AΔA= Ø</text:span></text:p>
      <text:p text:style-name="P1"><text:span text:style-name="T8">AΔE <text:s text:c="8"/>: <text:s text:c="6"/>x∈A∪E <text:s text:c="7"/>et <text:s text:c="4"/>x∉A∩E</text:span></text:p>
      <text:p text:style-name="P1"><text:span text:style-name="T8">Or <text:s text:c="10"/>A∪E= E <text:s text:c="14"/>et <text:s text:c="7"/>A∩E= A </text:span></text:p>
      <text:p text:style-name="P1"><text:span text:style-name="T8">On a <text:s text:c="9"/>x∈E <text:s text:c="11"/>et <text:s text:c="5"/>x∉A</text:span></text:p>
      <text:p text:style-name="P1"><text:span text:style-name="T8">càd <text:s text:c="2"/>: <text:s text:c="7"/>x∈ <text:s/>(compl de A dans E)</text:span></text:p>
      <text:p text:style-name="P1"><text:span text:style-name="T8">Donc <text:s text:c="7"/>AΔE= compl de A dans E</text:span></text:p>
      <text:p text:style-name="P1"><text:span text:style-name="T8">Finalement:</text:span></text:p>
      <text:p text:style-name="P1"><text:soft-page-break/><text:span text:style-name="T8">A Δ Ø <text:s text:c="7"/>: <text:s text:c="6"/>x∈A∪Ø <text:s text:c="12"/>et <text:s text:c="6"/>x∉A∩Ø <text:s/></text:span></text:p>
      <text:p text:style-name="P1"><text:span text:style-name="T8">Or <text:s text:c="14"/>A∪Ø=A <text:s text:c="11"/>et <text:s text:c="11"/>A∩Ø=Ø <text:s text:c="11"/></text:span></text:p>
      <text:p text:style-name="P1"><text:span text:style-name="T8">càd <text:s text:c="12"/>x∈A <text:s text:c="6"/>et <text:s text:c="5"/>x∉Ø</text:span></text:p>
      <text:p text:style-name="P1"><text:span text:style-name="T8">Donc <text:s text:c="10"/>AΔØ= A <text:s/>.</text:span></text:p>
      <text:p text:style-name="P1"><text:span text:style-name="T8">Corrigé exercice :</text:span></text:p>
      <text:p text:style-name="P1"><text:span text:style-name="T8">1. D'après la remarque <text:s text:c="2"/>: <text:s text:c="2"/>Card (E×F) =(CardE)(Card F)</text:span></text:p>
      <text:p text:style-name="P1"><text:span text:style-name="T8">or le produit de deux nb est commutatif donc: (Card E)(Card F)=(Card F)(Card E)</text:span></text:p>
      <text:p text:style-name="P1"><text:span text:style-name="T8">d'où <text:s text:c="2"/>Card (E×F) = <text:s/>Card (F×E).</text:span></text:p>
      <text:p text:style-name="P1"><text:span text:style-name="T8">(5; 8) élt de E×F <text:s text:c="2"/>mais <text:s/>(8;5) <text:s/>élt de F×E.</text:span></text:p>
      <text:p text:style-name="P1"><text:span text:style-name="T8">2. Card E</text:span><text:span text:style-name="T9">4 </text:span><text:span text:style-name="T8">= <text:s/>2</text:span><text:span text:style-name="T9">4</text:span><text:span text:style-name="T8">=16 <text:s text:c="8"/>et <text:s text:c="5"/>(5;6;5;5) est un de ses él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225" meta:word-count="1644" meta:character-count="9242" meta:non-whitespace-character-count="6160"/>
    <meta:generator>LibreOfficeDev/6.0.5.2$Linux_X86_64 LibreOffice_project/</meta:generator>
  </office:meta>
</office:document-meta>
</file>